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1" svg:font-family="Wingdings" style:font-charset="x-symbol"/>
    <style:font-face style:name="Liberation Serif1" svg:font-family="'Liberation Serif'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left="0.25in" fo:margin-right="0in" fo:text-indent="-0.25in" style:auto-text-indent="false" style:writing-mode="lr-tb"/>
    </style:style>
    <style:style style:name="P2" style:family="paragraph" style:parent-style-name="List_20_Paragraph" style:list-style-name="WWNum2">
      <style:paragraph-properties fo:margin-left="0.3335in" fo:margin-right="0in" fo:text-indent="-0.3335in" style:auto-text-indent="false" style:writing-mode="lr-tb"/>
    </style:style>
    <style:style style:name="P3" style:family="paragraph" style:parent-style-name="Standard">
      <style:paragraph-properties fo:margin-left="0in" fo:margin-right="0in" fo:text-indent="0in" style:auto-text-indent="false" style:writing-mode="lr-tb"/>
    </style:style>
    <style:style style:name="T1" style:family="text">
      <style:text-properties style:font-name="Times New Roman" fo:language="en" fo:country="US" style:font-name-asian="新細明體" style:language-asian="zh" style:country-asian="TW" style:language-complex="ar" style:country-complex="SA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標楷體" style:font-name-asian="標楷體1" style:font-name-complex="標楷體1"/>
    </style:style>
    <style:style style:name="T4" style:family="text">
      <style:text-properties style:font-name="Wingdings" style:font-name-asian="Wingdings2" style:font-name-complex="Wingdings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hackmd.io/@shaoeChen/HJiZtEngG/https%3A%2F%2Fhackmd.io%2Fs%2FSyP4YEnef" text:style-name="Internet_20_link" text:visited-style-name="Visited_20_Internet_20_Link"><text:span text:style-name="Internet_20_link"><text:span text:style-name="T1">https://hackmd.io/@shaoeChen/HJiZtEngG/https%3A%2F%2Fhackmd.io%2Fs%2FSyP4YEnef</text:span></text:span></text:a></text:p>
      <text:p text:style-name="P3"><text:span text:style-name="T2">execute : open Ubuntu terminal : </text:span></text:p>
      <text:list xml:id="list378954978" text:style-name="WWNum1">
        <text:list-item>
          <text:p text:style-name="P1"><text:span text:style-name="T2">cd your file path</text:span></text:p>
        </text:list-item>
        <text:list-item>
          <text:p text:style-name="P1"><text:span text:style-name="T2">python filename.py </text:span></text:p>
        </text:list-item>
      </text:list>
      <text:list xml:id="list939902874" text:style-name="WWNum2">
        <text:list-item>
          <text:p text:style-name="P2"><text:span text:style-name="T2">flask</text:span><text:span text:style-name="T3">支援的參數型別有四種</text:span><text:span text:style-name="T2">：str, int, float, path</text:span></text:p>
        </text:list-item>
      </text:list>
      <text:p text:style-name="P3"><text:span text:style-name="T2">ex : @app.route(‘/user/&lt;age:int&gt;’</text:span><text:span text:style-name="T3"> 不可以有空白鍵</text:span></text:p>
      <text:p text:style-name="P3"><text:span text:style-name="T2">key : </text:span><text:a xlink:type="simple" xlink:href="http://127.0.0.1:5000/user/26" text:style-name="Internet_20_link" text:visited-style-name="Visited_20_Internet_20_Link"><text:span text:style-name="Internet_20_link"><text:span text:style-name="T1">http://127.0.0.1:5000/user/26</text:span></text:span></text:a><text:span text:style-name="T2"> --&gt; I am 26 years old</text:span></text:p>
      <text:p text:style-name="Standard"><text:a xlink:type="simple" xlink:href="http://127.0.0.1:5000/user/26" text:style-name="Internet_20_link" text:visited-style-name="Visited_20_Internet_20_Link"><text:span text:style-name="T4">à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1" svg:font-family="Wingdings" style:font-charset="x-symbol"/>
    <style:font-face style:name="Liberation Serif1" svg:font-family="'Liberation Serif'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fo:language="en" fo:country="US" style:letter-kerning="true" style:font-name-asian="新細明體" style:font-family-asian="新細明體" style:font-family-generic-asian="system" style:font-pitch-asian="variable" style:font-size-asian="12pt" style:language-asian="zh" style:country-asian="TW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333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甲, 乙, 丙, ..." text:display-levels="2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text:style-name="ListLabel_20_5" style:num-format="甲, 乙, 丙, ..." text:display-levels="2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text:style-name="ListLabel_20_8" style:num-format="甲, 乙, 丙, ..." text:display-levels="2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">
        <style:list-level-properties text:list-level-position-and-space-mode="label-alignment">
          <style:list-level-label-alignment text:label-followed-by="listtab" fo:text-indent="-0.3335in" fo:margin-left="0.3335in"/>
        </style:list-level-properties>
        <style:text-properties style:font-name="Wingdings1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3335in" fo:margin-left="0.6665in"/>
        </style:list-level-properties>
        <style:text-properties style:font-name="Wingdings1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3335in" fo:margin-left="1in"/>
        </style:list-level-properties>
        <style:text-properties style:font-name="Wingdings1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3335in" fo:margin-left="1.3335in"/>
        </style:list-level-properties>
        <style:text-properties style:font-name="Wingdings1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3335in" fo:margin-left="1.6665in"/>
        </style:list-level-properties>
        <style:text-properties style:font-name="Wingdings1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3335in" fo:margin-left="2in"/>
        </style:list-level-properties>
        <style:text-properties style:font-name="Wingdings1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3335in" fo:margin-left="2.3335in"/>
        </style:list-level-properties>
        <style:text-properties style:font-name="Wingdings1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3335in" fo:margin-left="2.6665in"/>
        </style:list-level-properties>
        <style:text-properties style:font-name="Wingdings1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3335in" fo:margin-left="3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02:48:40.677532318</meta:creation-date>
    <dc:date>2021-06-06T02:50:14.114327996</dc:date>
    <meta:editing-duration>PT1M34S</meta:editing-duration>
    <meta:editing-cycles>1</meta:editing-cycles>
    <meta:document-statistic meta:table-count="0" meta:image-count="0" meta:object-count="0" meta:page-count="1" meta:paragraph-count="8" meta:word-count="53" meta:character-count="288" meta:non-whitespace-character-count="263"/>
    <meta:generator>LibreOffice/6.4.7.2$Linux_X86_64 LibreOffice_project/40$Build-2</meta:generator>
  </office:meta>
</office:document-meta>
</file>